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Light" svg:font-family="'Noto Sans Light'" style:font-family-generic="roman" style:font-pitch="variable"/>
    <style:font-face style:name="Noto Sans Regular" svg:font-family="'Noto Sans Regular'" style:font-family-generic="roman" style:font-pitch="variable"/>
    <style:font-face style:name="Noto Sans SemiBold" svg:font-family="'Noto Sans SemiBold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Light1" svg:font-family="'Noto Sans Light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 fo:background-color="transparent">
        <style:background-image/>
      </style:table-properties>
    </style:style>
    <style:style style:name="Table1.A" style:family="table-column">
      <style:table-column-properties style:column-width="5.863cm" style:rel-column-width="2184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499cm" fo:border-left="0.05pt solid #2196f3" fo:border-right="none" fo:border-top="0.05pt solid #2196f3" fo:border-bottom="0.05pt solid #2196f3"/>
    </style:style>
    <style:style style:name="Table1.C1" style:family="table-cell">
      <style:table-cell-properties fo:padding="0.499cm" fo:border="0.05pt solid #2196f3"/>
    </style:style>
    <style:style style:name="Table1.A2" style:family="table-cell">
      <style:table-cell-properties fo:padding="0.499cm" fo:border-left="0.05pt solid #2196f3" fo:border-right="none" fo:border-top="none" fo:border-bottom="0.05pt solid #2196f3"/>
    </style:style>
    <style:style style:name="Table1.C2" style:family="table-cell">
      <style:table-cell-properties fo:padding="0.499cm" fo:border-left="0.05pt solid #2196f3" fo:border-right="0.05pt solid #2196f3" fo:border-top="none" fo:border-bottom="0.05pt solid #2196f3"/>
    </style:style>
    <style:style style:name="P1" style:family="paragraph" style:parent-style-name="Table_20_Contents">
      <style:text-properties officeooo:rsid="001e3070" officeooo:paragraph-rsid="001e3070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">Country</text:p>
          </table:table-cell>
          <table:table-cell table:style-name="Table1.A1" office:value-type="string">
            <text:p text:style-name="P1">Capital</text:p>
          </table:table-cell>
          <table:table-cell table:style-name="Table1.C1" office:value-type="string">
            <text:p text:style-name="P1">Population (millions)</text:p>
          </table:table-cell>
        </table:table-row>
        <table:table-row table:style-name="Table1.1">
          <table:table-cell table:style-name="Table1.A2" office:value-type="string">
            <text:p text:style-name="P1">Ghana</text:p>
          </table:table-cell>
          <table:table-cell table:style-name="Table1.A2" office:value-type="string">
            <text:p text:style-name="P1">Accra</text:p>
          </table:table-cell>
          <table:table-cell table:style-name="Table1.C2" office:value-type="string">
            <text:p text:style-name="P1">30</text:p>
          </table:table-cell>
        </table:table-row>
        <table:table-row table:style-name="Table1.1">
          <table:table-cell table:style-name="Table1.A2" office:value-type="string">
            <text:p text:style-name="P1">United States</text:p>
          </table:table-cell>
          <table:table-cell table:style-name="Table1.A2" office:value-type="string">
            <text:p text:style-name="P1">Washington D.C.</text:p>
          </table:table-cell>
          <table:table-cell table:style-name="Table1.C2" office:value-type="string">
            <text:p text:style-name="P1">331</text:p>
          </table:table-cell>
        </table:table-row>
        <table:table-row table:style-name="Table1.1">
          <table:table-cell table:style-name="Table1.A2" office:value-type="string">
            <text:p text:style-name="P1">Germany</text:p>
          </table:table-cell>
          <table:table-cell table:style-name="Table1.A2" office:value-type="string">
            <text:p text:style-name="P1">Berlin</text:p>
          </table:table-cell>
          <table:table-cell table:style-name="Table1.C2" office:value-type="string">
            <text:p text:style-name="P1">83</text:p>
          </table:table-cell>
        </table:table-row>
        <table:table-row table:style-name="Table1.1">
          <table:table-cell table:style-name="Table1.A2" office:value-type="string">
            <text:p text:style-name="P1">Japan</text:p>
          </table:table-cell>
          <table:table-cell table:style-name="Table1.A2" office:value-type="string">
            <text:p text:style-name="P1">Tokyo</text:p>
          </table:table-cell>
          <table:table-cell table:style-name="Table1.C2" office:value-type="string">
            <text:p text:style-name="P1">126</text:p>
          </table:table-cell>
        </table:table-row>
        <table:table-row table:style-name="Table1.1">
          <table:table-cell table:style-name="Table1.A2" office:value-type="string">
            <text:p text:style-name="P1">Brazil</text:p>
          </table:table-cell>
          <table:table-cell table:style-name="Table1.A2" office:value-type="string">
            <text:p text:style-name="P1">Brasilia</text:p>
          </table:table-cell>
          <table:table-cell table:style-name="Table1.C2" office:value-type="string">
            <text:p text:style-name="P1">213</text:p>
          </table:table-cell>
        </table:table-row>
      </table:table>
      <text:p text:style-name="Standard"><draw:frame draw:style-name="fr1" draw:name="Object1" text:anchor-type="char" svg:x="0.884cm" svg:y="1.656cm" svg:width="15.998cm" svg:height="8.998cm" draw:z-index="0"><draw:object xlink:href="./Object 1" xlink:type="simple" xlink:show="embed" xlink:actuate="onLoad" draw:notify-on-update-of-ranges="Table1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Light" svg:font-family="'Noto Sans Light'" style:font-family-generic="roman" style:font-pitch="variable"/>
    <style:font-face style:name="Noto Sans Regular" svg:font-family="'Noto Sans Regular'" style:font-family-generic="roman" style:font-pitch="variable"/>
    <style:font-face style:name="Noto Sans SemiBold" svg:font-family="'Noto Sans SemiBold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Light1" svg:font-family="'Noto Sans Light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 Light1" style:font-family-complex="'Noto Sans Light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lizarin_7e_LT_7e_Gliederung_20_1" style:display-name="Alizarin~LT~Gliederung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Alizarin_7e_LT_7e_Gliederung_20_2" style:display-name="Alizarin~LT~Gliederung 2" style:family="paragraph" style:parent-style-name="Alizarin_7e_LT_7e_Gliederung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_7e_LT_7e_Gliederung_20_3" style:display-name="Alizarin~LT~Gliederung 3" style:family="paragraph" style:parent-style-name="Alizarin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4" style:display-name="Alizarin~LT~Gliederung 4" style:family="paragraph" style:parent-style-name="Alizarin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5" style:display-name="Alizarin~LT~Gliederung 5" style:family="paragraph" style:parent-style-name="Alizarin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6" style:display-name="Alizarin~LT~Gliederung 6" style:family="paragraph" style:parent-style-name="Alizarin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7" style:display-name="Alizarin~LT~Gliederung 7" style:family="paragraph" style:parent-style-name="Alizarin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8" style:display-name="Alizarin~LT~Gliederung 8" style:family="paragraph" style:parent-style-name="Alizarin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_7e_LT_7e_Gliederung_20_9" style:display-name="Alizarin~LT~Gliederung 9" style:family="paragraph" style:parent-style-name="Alizarin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_7e_LT_7e_Titel" style:display-name="Alizarin~LT~Titel" style:family="paragraph" style:default-outline-level="">
      <style:paragraph-properties fo:text-align="start" style:justify-single-word="false"/>
      <style:text-properties fo:color="#ffffff" style:text-outline="false" style:text-line-through-style="none" style:text-line-through-type="none" style:font-name="Noto Sans Black" fo:font-family="'Noto Sans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Alizarin_7e_LT_7e_Untertitel" style:display-name="Alizarin~LT~Untertitel" style:family="paragraph" style:default-outline-level="">
      <style:paragraph-properties fo:text-align="start" style:justify-single-word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Alizarin_7e_LT_7e_Notizen" style:display-name="Alizari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Alizarin_7e_LT_7e_Hintergrundobjekte" style:display-name="Alizarin~LT~Hintergrundobjekte" style:family="paragraph" style:default-outline-level="">
      <style:paragraph-properties style:writing-mode="lr-tb"/>
      <style:text-properties fo:color="#ffffff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Noto Sans Light1" style:font-family-complex="'Noto Sans Light'" style:font-family-generic-complex="system" style:font-pitch-complex="variable" style:font-size-complex="12pt"/>
    </style:style>
    <style:style style:name="Alizarin_7e_LT_7e_Hintergrund" style:display-name="Alizarin~LT~Hintergrund" style:family="paragraph" style:default-outline-level=""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 Light1" style:font-family-complex="'Noto Sans Light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 Light1" style:font-family-complex="'Noto Sans Light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style:writing-mode="lr-tb"/>
      <style:text-properties fo:color="#ffffff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Noto Sans Light1" style:font-family-complex="'Noto Sans Light'" style:font-family-generic-complex="system" style:font-pitch-complex="variable" style:font-size-complex="12pt"/>
    </style:style>
    <style:style style:name="Background" style:family="paragraph" style:default-outline-level=""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 Light1" style:font-family-complex="'Noto Sans Light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loext:contextual-spacing="false" fo:line-height="150%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loext:contextual-spacing="false" fo:line-height="150%" fo:text-align="start" style:justify-single-word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loext:contextual-spacing="false" fo:line-height="150%" fo:text-indent="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Black" fo:font-family="'Noto Sans Black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SemiBold" fo:font-family="'Noto Sans Semi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Alizarin0_7e_LT_7e_Gliederung_20_1" style:display-name="Alizarin0~LT~Gliederung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Alizarin0_7e_LT_7e_Gliederung_20_2" style:display-name="Alizarin0~LT~Gliederung 2" style:family="paragraph" style:parent-style-name="Alizarin0_7e_LT_7e_Gliederung_20_1" style:default-outline-level="">
      <style:paragraph-properties fo:margin-top="0cm" fo:margin-bottom="0.3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0_7e_LT_7e_Gliederung_20_3" style:display-name="Alizarin0~LT~Gliederung 3" style:family="paragraph" style:parent-style-name="Alizarin0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0_7e_LT_7e_Gliederung_20_4" style:display-name="Alizarin0~LT~Gliederung 4" style:family="paragraph" style:parent-style-name="Alizarin0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5" style:display-name="Alizarin0~LT~Gliederung 5" style:family="paragraph" style:parent-style-name="Alizarin0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6" style:display-name="Alizarin0~LT~Gliederung 6" style:family="paragraph" style:parent-style-name="Alizarin0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7" style:display-name="Alizarin0~LT~Gliederung 7" style:family="paragraph" style:parent-style-name="Alizarin0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8" style:display-name="Alizarin0~LT~Gliederung 8" style:family="paragraph" style:parent-style-name="Alizarin0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0_7e_LT_7e_Gliederung_20_9" style:display-name="Alizarin0~LT~Gliederung 9" style:family="paragraph" style:parent-style-name="Alizarin0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0_7e_LT_7e_Titel" style:display-name="Alizarin0~LT~Titel" style:family="paragraph" style:default-outline-level="">
      <style:paragraph-properties fo:text-align="start" style:justify-single-word="false"/>
      <style:text-properties fo:color="#ffffff" style:text-outline="false" style:text-line-through-style="none" style:text-line-through-type="none" style:font-name="Noto Sans Black" fo:font-family="'Noto Sans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Alizarin0_7e_LT_7e_Untertitel" style:display-name="Alizarin0~LT~Untertitel" style:family="paragraph" style:default-outline-level="">
      <style:paragraph-properties fo:text-align="start" style:justify-single-word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Alizarin0_7e_LT_7e_Notizen" style:display-name="Alizarin0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Alizarin0_7e_LT_7e_Hintergrundobjekte" style:display-name="Alizarin0~LT~Hintergrundobjekte" style:family="paragraph" style:default-outline-level="">
      <style:paragraph-properties style:writing-mode="lr-tb"/>
      <style:text-properties fo:color="#e74c3c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Noto Sans Light1" style:font-family-complex="'Noto Sans Light'" style:font-family-generic-complex="system" style:font-pitch-complex="variable" style:font-size-complex="12pt"/>
    </style:style>
    <style:style style:name="Alizarin0_7e_LT_7e_Hintergrund" style:display-name="Alizarin0~LT~Hintergrund" style:family="paragraph" style:default-outline-level=""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 Light1" style:font-family-complex="'Noto Sans Light'" style:font-family-generic-complex="system" style:font-pitch-complex="variable" style:font-size-complex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3T11:46:31.966764193</meta:creation-date>
    <dc:date>2023-05-23T11:58:16.203084171</dc:date>
    <meta:editing-duration>PT8M54S</meta:editing-duration>
    <meta:editing-cycles>5</meta:editing-cycles>
    <meta:generator>LibreOffice/6.4.7.2$Linux_X86_64 LibreOffice_project/40$Build-2</meta:generator>
    <meta:document-statistic meta:table-count="1" meta:image-count="0" meta:object-count="1" meta:page-count="1" meta:paragraph-count="18" meta:word-count="21" meta:character-count="123" meta:non-whitespace-character-count="12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chart-properties chart:solid-type="cuboid"/>
      <style:graphic-properties draw:fill-color="#2196f3"/>
    </style:style>
    <style:style style:name="ch10" style:family="chart">
      <style:chart-properties chart:solid-type="cuboid"/>
      <style:graphic-properties draw:fill-color="#ffff00"/>
    </style:style>
    <style:style style:name="ch11" style:family="chart">
      <style:chart-properties chart:solid-type="cuboid"/>
      <style:graphic-properties draw:fill-color="#43c330"/>
    </style:style>
    <style:style style:name="ch12" style:family="chart">
      <style:chart-properties chart:solid-type="cuboid"/>
      <style:graphic-properties draw:fill-color="#87690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8.997cm" xlink:href=".." xlink:type="simple" chart:class="chart:bar" chart:style-name="ch1">
        <chart:legend chart:legend-position="end" svg:x="12.147cm" svg:y="4.199cm" style:legend-expansion="high" chart:style-name="ch2"/>
        <chart:plot-area chart:style-name="ch3" table:cell-range-address="Table1.$A$2:.$A$6 Table1.$C$1:.$C$6" chart:data-source-has-labels="both" svg:x="0.319cm" svg:y="0.179cm" svg:width="11.509cm" svg:height="8.639cm">
          <chartooo:coordinate-region svg:x="1.126cm" svg:y="0.378cm" svg:width="10.702cm" svg:height="7.793cm"/>
          <chart:axis chart:dimension="x" chart:name="primary-x" chart:style-name="ch4" chartooo:axis-type="auto">
            <chartooo:date-scale/>
            <chart:categories table:cell-range-address="Table1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1.$C$2:.$C$6" chart:label-cell-address="Table1.$C$1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pulation (millions)</text:p>
                <draw:g>
                  <svg:desc>Table1.$C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hana</text:p>
                <draw:g>
                  <svg:desc>Table1.$A$2:.$A$6</svg:desc>
                </draw:g>
              </table:table-cell>
              <table:table-cell office:value-type="float" office:value="30">
                <text:p>30</text:p>
                <draw:g>
                  <svg:desc>Table1.$C$2:.$C$6</svg:desc>
                </draw:g>
              </table:table-cell>
            </table:table-row>
            <table:table-row>
              <table:table-cell office:value-type="string">
                <text:p>United States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Japa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Brazil</text:p>
              </table:table-cell>
              <table:table-cell office:value-type="float" office:value="213">
                <text:p>2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